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78000000BE2446EB8F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variable"/>
    <style:font-face style:name="Ubuntu Mono" svg:font-family="'Ubuntu Mono'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 draw:auto-grow-height="false" fo:min-height="0.749cm" fo:min-width="0.499cm" style:protect="position 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hatch-name="Black_20_-45_20_Degrees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color="#000000" draw:fill="solid" draw:fill-color="#ffff66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="none" draw:fill-color="#333333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Andale Mono" fo:font-size="60pt" style:font-size-asian="60pt" style:font-size-complex="60pt"/>
    </style:style>
    <style:style style:name="T1" style:family="text">
      <style:text-properties style:font-name="Andale Mono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cm" svg:height="24cm" svg:x="2.85cm" svg:y="7cm">
          <text:p/>
          <draw:enhanced-geometry draw:glue-point-type="segments" draw:type="mso-spt100" draw:modifiers="-0.0417367487711207 -179.95761652278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1" draw:layer="layout" svg:x1="14.85cm" svg:y1="7cm" svg:x2="14.85cm" svg:y2="19cm">
          <text:p/>
        </draw:line>
        <draw:g>
          <draw:line draw:style-name="gr2" draw:text-style-name="P1" draw:layer="layout" svg:x1="11.143cm" svg:y1="7.588cm" svg:x2="14.851cm" svg:y2="19.001cm">
            <text:p/>
          </draw:line>
          <draw:line draw:style-name="gr2" draw:text-style-name="P1" draw:layer="layout" svg:x1="7.8cm" svg:y1="9.294cm" svg:x2="14.853cm" svg:y2="19.002cm">
            <text:p/>
          </draw:line>
          <draw:line draw:style-name="gr2" draw:text-style-name="P1" draw:layer="layout" svg:x1="5.148cm" svg:y1="11.951cm" svg:x2="14.856cm" svg:y2="19.004cm">
            <text:p/>
          </draw:line>
          <draw:line draw:style-name="gr2" draw:text-style-name="P1" draw:layer="layout" svg:x1="3.443cm" svg:y1="15.299cm" svg:x2="14.856cm" svg:y2="19.007cm">
            <text:p/>
          </draw:line>
        </draw:g>
        <draw:g>
          <draw:line draw:style-name="gr2" draw:text-style-name="P1" draw:layer="layout" svg:x1="18.563cm" svg:y1="7.581cm" svg:x2="14.855cm" svg:y2="18.994cm">
            <text:p/>
          </draw:line>
          <draw:line draw:style-name="gr2" draw:text-style-name="P1" draw:layer="layout" svg:x1="21.906cm" svg:y1="9.287cm" svg:x2="14.853cm" svg:y2="18.995cm">
            <text:p/>
          </draw:line>
          <draw:line draw:style-name="gr2" draw:text-style-name="P1" draw:layer="layout" svg:x1="24.558cm" svg:y1="11.944cm" svg:x2="14.85cm" svg:y2="18.997cm">
            <text:p/>
          </draw:line>
          <draw:line draw:style-name="gr2" draw:text-style-name="P1" draw:layer="layout" svg:x1="26.263cm" svg:y1="15.292cm" svg:x2="14.85cm" svg:y2="19cm">
            <text:p/>
          </draw:line>
        </draw:g>
        <draw:custom-shape draw:style-name="gr3" draw:text-style-name="P1" draw:layer="layout" svg:width="1.2cm" svg:height="3.3cm" svg:x="14.25cm" svg:y="17.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1.2cm" svg:height="3.3cm" svg:x="14.251cm" svg:y="17.70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1" draw:layer="layout" svg:width="0.3cm" svg:height="0.3cm" svg:x="14.7cm" svg:y="1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1.2cm" svg:height="1.9cm" svg:x="27.2cm" svg:y="17.1cm">
          <draw:image xlink:href="Pictures/1000000000000078000000BE2446EB8F.jpg" xlink:type="simple" xlink:show="embed" xlink:actuate="onLoad">
            <text:p/>
          </draw:image>
        </draw:frame>
        <draw:g>
          <draw:custom-shape draw:style-name="gr7" draw:text-style-name="P1" draw:layer="layout" svg:width="1.6cm" svg:height="1.6cm" svg:x="26.537cm" svg:y="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27.337cm" svg:y1="2cm" svg:x2="27.837cm" svg:y2="1.5cm">
            <text:p/>
          </draw:line>
          <draw:frame draw:style-name="gr9" draw:layer="layout" svg:width="2.725cm" svg:height="0.962cm" svg:x="25.975cm" svg:y="3.15cm">
            <draw:text-box>
              <text:p>set time</text:p>
            </draw:text-box>
          </draw:frame>
        </draw:g>
        <draw:g>
          <draw:frame draw:style-name="gr9" draw:layer="layout" svg:width="3.114cm" svg:height="0.962cm" svg:x="13.293cm" svg:y="3.15cm">
            <draw:text-box>
              <text:p>start/stop</text:p>
            </draw:text-box>
          </draw:frame>
          <draw:custom-shape draw:style-name="gr4" draw:text-style-name="P1" draw:layer="layout" svg:width="1cm" svg:height="1cm" svg:x="14.35cm" svg:y="1.7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frame draw:style-name="gr9" draw:layer="layout" svg:width="1.912cm" svg:height="0.962cm" svg:x="1.088cm" svg:y="3.15cm">
            <draw:text-box>
              <text:p>reset</text:p>
            </draw:text-box>
          </draw:frame>
          <draw:custom-shape draw:style-name="gr4" draw:text-style-name="P1" draw:layer="layout" svg:width="1cm" svg:height="1cm" svg:x="1.544cm" svg:y="1.7cm">
            <text:p/>
            <draw:enhanced-geometry svg:viewBox="0 0 21600 21600" draw:mirror-vertical="true" draw:type="rectangle" draw:enhanced-path="M 0 0 L 21600 0 21600 21600 0 21600 0 0 Z N"/>
          </draw:custom-shape>
        </draw:g>
        <draw:frame draw:style-name="gr9" draw:text-style-name="P2" draw:layer="layout" svg:width="1.772cm" svg:height="2.634cm" svg:x="1.028cm" svg:y="16.866cm">
          <draw:text-box>
            <text:p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variable"/>
    <style:font-face style:name="Ubuntu Mono" svg:font-family="'Ubuntu Mono'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color="#000000" draw:fill="none" draw:fill-gradient-name="Gradient_20_2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1T09:22:06.529951000</meta:creation-date>
    <dc:date>2014-05-21T12:33:17.159992000</dc:date>
    <meta:editing-duration>PT2H24M26S</meta:editing-duration>
    <meta:editing-cycles>2</meta:editing-cycles>
    <meta:generator>LibreOffice/4.2.2.1$MacOSX_X86_64 LibreOffice_project/3be8cda0bddd8e430d8cda1ebfd581265cca5a0f</meta:generator>
    <meta:document-statistic meta:object-count="27"/>
  </office:meta>
</office:document-meta>
</file>